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3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nvis_bit - Full 1" table:style-name="ta1">
        <table:shapes>
          <draw:frame draw:z-index="0" draw:style-name="gr1" draw:text-style-name="P1" svg:width="453.51pt" svg:height="255.09pt" svg:x="150.29pt" svg:y="52.53pt">
            <draw:object draw:notify-on-update-of-ranges="'canvis_bit - Full 1'.A2:'canvis_bit - Full 1'.A2 'canvis_bit - Full 1'.B2:'canvis_bit - Full 1'.B2 'canvis_bit - Full 1'.C2:'canvis_bit - Full 1'.C2 'canvis_bit - Full 1'.D2:'canvis_bit - Full 1'.D2 'canvis_bit - Full 1'.E2:'canvis_bit - Full 1'.E2 'canvis_bit - Full 1'.F2:'canvis_bit - Full 1'.F2 'canvis_bit - Full 1'.G2:'canvis_bit - Full 1'.G2 'canvis_bit - Full 1'.H2:'canvis_bit - Full 1'.H2 'canvis_bit - Full 1'.I2:'canvis_bit - Full 1'.I2 'canvis_bit - Full 1'.J2:'canvis_bit - Full 1'.J2 'canvis_bit - Full 1'.K2:'canvis_bit - Full 1'.K2 'canvis_bit - Full 1'.L2:'canvis_bit - Full 1'.L2 'canvis_bit - Full 1'.M2:'canvis_bit - Full 1'.M2 'canvis_bit - Full 1'.N2:'canvis_bit - Full 1'.N2 'canvis_bit - Full 1'.O2:'canvis_bit - Full 1'.O2 'canvis_bit - Full 1'.P2:'canvis_bit - Full 1'.P2 'canvis_bit - Full 1'.Q2:'canvis_bit - Full 1'.Q2 'canvis_bit - Full 1'.R2:'canvis_bit - Full 1'.R2 'canvis_bit - Full 1'.S2:'canvis_bit - Full 1'.S2 'canvis_bit - Full 1'.T2:'canvis_bit - Full 1'.T2 'canvis_bit - Full 1'.U2:'canvis_bit - Full 1'.U2 'canvis_bit - Full 1'.V2:'canvis_bit - Full 1'.V2 'canvis_bit - Full 1'.W2:'canvis_bit - Full 1'.W2 'canvis_bit - Full 1'.X2:'canvis_bit - Full 1'.X2 'canvis_bit - Full 1'.Y2:'canvis_bit - Full 1'.Y2 'canvis_bit - Full 1'.Z2:'canvis_bit - Full 1'.Z2 'canvis_bit - Full 1'.AA2:'canvis_bit - Full 1'.AA2 'canvis_bit - Full 1'.AB2:'canvis_bit - Full 1'.AB2 'canvis_bit - Full 1'.AC2:'canvis_bit - Full 1'.AC2 'canvis_bit - Full 1'.AD2:'canvis_bit - Full 1'.AD2 'canvis_bit - Full 1'.AE2:'canvis_bit - Full 1'.AE2 'canvis_bit - Full 1'.AF2:'canvis_bit - Full 1'.AF2 'canvis_bit - Full 1'.AG2:'canvis_bit - Full 1'.AG2 'canvis_bit - Full 1'.AH2:'canvis_bit - Full 1'.AH2 'canvis_bit - Full 1'.AI2:'canvis_bit - Full 1'.AI2 'canvis_bit - Full 1'.AJ2:'canvis_bit - Full 1'.AJ2 'canvis_bit - Full 1'.AK2:'canvis_bit - Full 1'.AK2 'canvis_bit - Full 1'.AL2:'canvis_bit - Full 1'.AL2 'canvis_bit - Full 1'.AM2:'canvis_bit - Full 1'.AM2 'canvis_bit - Full 1'.AN2:'canvis_bit - Full 1'.AN2 'canvis_bit - Full 1'.AO2:'canvis_bit - Full 1'.AO2 'canvis_bit - Full 1'.AP2:'canvis_bit - Full 1'.AP2 'canvis_bit - Full 1'.AQ2:'canvis_bit - Full 1'.AQ2 'canvis_bit - Full 1'.AR2:'canvis_bit - Full 1'.AR2 'canvis_bit - Full 1'.AS2:'canvis_bit - Full 1'.AS2 'canvis_bit - Full 1'.AT2:'canvis_bit - Full 1'.AT2 'canvis_bit - Full 1'.AU2:'canvis_bit - Full 1'.AU2 'canvis_bit - Full 1'.AV2:'canvis_bit - Full 1'.AV2 'canvis_bit - Full 1'.AW2:'canvis_bit - Full 1'.AW2 'canvis_bit - Full 1'.AX2:'canvis_bit - Full 1'.AX2 'canvis_bit - Full 1'.AY2:'canvis_bit - Full 1'.AY2 'canvis_bit - Full 1'.AZ2:'canvis_bit - Full 1'.AZ2 'canvis_bit - Full 1'.BA2:'canvis_bit - Full 1'.BA2 'canvis_bit - Full 1'.BB2:'canvis_bit - Full 1'.BB2 'canvis_bit - Full 1'.BC2:'canvis_bit - Full 1'.BC2 'canvis_bit - Full 1'.BD2:'canvis_bit - Full 1'.BD2 'canvis_bit - Full 1'.BE2:'canvis_bit - Full 1'.BE2 'canvis_bit - Full 1'.BF2:'canvis_bit - Full 1'.BF2 'canvis_bit - Full 1'.BG2:'canvis_bit - Full 1'.BG2 'canvis_bit - Full 1'.BH2:'canvis_bit - Full 1'.BH2 'canvis_bit - Full 1'.BI2:'canvis_bit - Full 1'.BI2 'canvis_bit - Full 1'.BJ2:'canvis_bit - Full 1'.BJ2 'canvis_bit - Full 1'.BK2:'canvis_bit - Full 1'.BK2 'canvis_bit - Full 1'.BL2:'canvis_bit - Full 1'.BL2 'canvis_bit - Full 1'.BM2:'canvis_bit - Full 1'.BM2 'canvis_bit - Full 1'.BN2:'canvis_bit - Full 1'.BN2 'canvis_bit - Full 1'.BO2:'canvis_bit - Full 1'.BO2 'canvis_bit - Full 1'.BP2:'canvis_bit - Full 1'.BP2 'canvis_bit - Full 1'.BQ2:'canvis_bit - Full 1'.BQ2 'canvis_bit - Full 1'.BR2:'canvis_bit - Full 1'.BR2 'canvis_bit - Full 1'.BS2:'canvis_bit - Full 1'.BS2 'canvis_bit - Full 1'.BT2:'canvis_bit - Full 1'.BT2 'canvis_bit - Full 1'.BU2:'canvis_bit - Full 1'.BU2 'canvis_bit - Full 1'.BV2:'canvis_bit - Full 1'.BV2 'canvis_bit - Full 1'.BW2:'canvis_bit - Full 1'.BW2 'canvis_bit - Full 1'.BX2:'canvis_bit - Full 1'.BX2 'canvis_bit - Full 1'.BY2:'canvis_bit - Full 1'.BY2 'canvis_bit - Full 1'.BZ2:'canvis_bit - Full 1'.BZ2 'canvis_bit - Full 1'.CA2:'canvis_bit - Full 1'.CA2 'canvis_bit - Full 1'.CB2:'canvis_bit - Full 1'.CB2 'canvis_bit - Full 1'.CC2:'canvis_bit - Full 1'.CC2 'canvis_bit - Full 1'.CD2:'canvis_bit - Full 1'.CD2 'canvis_bit - Full 1'.CE2:'canvis_bit - Full 1'.CE2 'canvis_bit - Full 1'.CF2:'canvis_bit - Full 1'.CF2 'canvis_bit - Full 1'.CG2:'canvis_bit - Full 1'.CG2 'canvis_bit - Full 1'.CH2:'canvis_bit - Full 1'.CH2 'canvis_bit - Full 1'.CI2:'canvis_bit - Full 1'.CI2 'canvis_bit - Full 1'.CJ2:'canvis_bit - Full 1'.CJ2 'canvis_bit - Full 1'.CK2:'canvis_bit - Full 1'.CK2 'canvis_bit - Full 1'.CL2:'canvis_bit - Full 1'.CL2 'canvis_bit - Full 1'.CM2:'canvis_bit - Full 1'.CM2 'canvis_bit - Full 1'.CN2:'canvis_bit - Full 1'.CN2 'canvis_bit - Full 1'.CO2:'canvis_bit - Full 1'.CO2 'canvis_bit - Full 1'.CP2:'canvis_bit - Full 1'.CP2 'canvis_bit - Full 1'.CQ2:'canvis_bit - Full 1'.CQ2 'canvis_bit - Full 1'.CR2:'canvis_bit - Full 1'.CR2 'canvis_bit - Full 1'.CS2:'canvis_bit - Full 1'.CS2 'canvis_bit - Full 1'.CT2:'canvis_bit - Full 1'.CT2 'canvis_bit - Full 1'.CU2:'canvis_bit - Full 1'.CU2 'canvis_bit - Full 1'.CV2:'canvis_bit - Full 1'.CV2 'canvis_bit - Full 1'.CW2:'canvis_bit - Full 1'.CW2 'canvis_bit - Full 1'.CX2:'canvis_bit - Full 1'.CX2 'canvis_bit - Full 1'.CY2:'canvis_bit - Full 1'.CY2 'canvis_bit - Full 1'.CZ2:'canvis_bit - Full 1'.CZ2 'canvis_bit - Full 1'.DA2:'canvis_bit - Full 1'.DA2 'canvis_bit - Full 1'.DB2:'canvis_bit - Full 1'.DB2 'canvis_bit - Full 1'.DC2:'canvis_bit - Full 1'.DC2 'canvis_bit - Full 1'.DD2:'canvis_bit - Full 1'.DD2 'canvis_bit - Full 1'.DE2:'canvis_bit - Full 1'.DE2 'canvis_bit - Full 1'.DF2:'canvis_bit - Full 1'.DF2 'canvis_bit - Full 1'.DG2:'canvis_bit - Full 1'.DG2 'canvis_bit - Full 1'.DH2:'canvis_bit - Full 1'.DH2 'canvis_bit - Full 1'.DI2:'canvis_bit - Full 1'.DI2 'canvis_bit - Full 1'.DJ2:'canvis_bit - Full 1'.DJ2 'canvis_bit - Full 1'.DK2:'canvis_bit - Full 1'.DK2 'canvis_bit - Full 1'.DL2:'canvis_bit - Full 1'.DL2 'canvis_bit - Full 1'.DM2:'canvis_bit - Full 1'.DM2 'canvis_bit - Full 1'.DN2:'canvis_bit - Full 1'.DN2 'canvis_bit - Full 1'.DO2:'canvis_bit - Full 1'.DO2 'canvis_bit - Full 1'.DP2:'canvis_bit - Full 1'.DP2 'canvis_bit - Full 1'.DQ2:'canvis_bit - Full 1'.DQ2 'canvis_bit - Full 1'.DR2:'canvis_bit - Full 1'.DR2 'canvis_bit - Full 1'.DS2:'canvis_bit - Full 1'.DS2 'canvis_bit - Full 1'.DT2:'canvis_bit - Full 1'.DT2 'canvis_bit - Full 1'.DU2:'canvis_bit - Full 1'.DU2 'canvis_bit - Full 1'.DV2:'canvis_bit - Full 1'.DV2 'canvis_bit - Full 1'.DW2:'canvis_bit - Full 1'.DW2 'canvis_bit - Full 1'.DX2:'canvis_bit - Full 1'.DX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FILA 2 = vegades que canvia el bit</text:p>
          </table:table-cell>
          <table:table-cell table:number-columns-repeated="12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ILA 3 = posició que canvia</text:p>
          </table:table-cell>
          <table:table-cell table:number-columns-repeated="127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8"/>
          <table:table-cell office:value-type="string" calcext:value-type="string">
            <text:p>TOTAL BITS CANVIATS:</text:p>
          </table:table-cell>
          <table:table-cell table:number-columns-repeated="6"/>
          <table:table-cell table:formula="of:=SUM([.$A$2:.$DX$2])" office:value-type="float" office:value="52" calcext:value-type="float">
            <text:p>52</text:p>
          </table:table-cell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12:35:50.485397167</dc:date>
    <meta:editing-duration>PT5M20S</meta:editing-duration>
    <meta:editing-cycles>1</meta:editing-cycles>
    <meta:generator>LibreOffice/6.0.3.2$Linux_X86_64 LibreOffice_project/00m0$Build-2</meta:generator>
    <meta:document-statistic meta:table-count="1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34cm" svg:y="0.315cm" chart:style-name="ch2">
          <text:p>Bits de canvi</text:p>
        </chart:title>
        <chart:legend chart:legend-position="end" svg:x="9.95cm" svg:y="1.098cm" style:legend-expansion="high" chart:style-name="ch3"/>
        <chart:plot-area chart:style-name="ch4" table:cell-range-address="'canvis_bit - Full 1'.A2:'canvis_bit - Full 1'.DX2" svg:x="0.32cm" svg:y="1.196cm" svg:width="9.31cm" svg:height="6.695cm">
          <chartooo:coordinate-region svg:x="1.047cm" svg:y="1.357cm" svg:width="8.583cm" svg:height="6.375cm"/>
          <chart:axis chart:dimension="x" chart:name="primary-x" chart:style-name="ch5">
            <chart:title svg:x="2.682cm" svg:y="8.071cm" chart:style-name="ch6">
              <text:p>Posició on es produeix el canvi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anvis_bit - Full 1'.A2:'canvis_bit - Full 1'.A2" chart:class="chart:bar">
            <chart:data-point/>
          </chart:series>
          <chart:series chart:style-name="ch10" chart:values-cell-range-address="'canvis_bit - Full 1'.B2:'canvis_bit - Full 1'.B2" chart:class="chart:bar">
            <chart:data-point/>
          </chart:series>
          <chart:series chart:style-name="ch11" chart:values-cell-range-address="'canvis_bit - Full 1'.C2:'canvis_bit - Full 1'.C2" chart:class="chart:bar">
            <chart:data-point/>
          </chart:series>
          <chart:series chart:style-name="ch12" chart:values-cell-range-address="'canvis_bit - Full 1'.D2:'canvis_bit - Full 1'.D2" chart:class="chart:bar">
            <chart:data-point/>
          </chart:series>
          <chart:series chart:style-name="ch13" chart:values-cell-range-address="'canvis_bit - Full 1'.E2:'canvis_bit - Full 1'.E2" chart:class="chart:bar">
            <chart:data-point/>
          </chart:series>
          <chart:series chart:style-name="ch14" chart:values-cell-range-address="'canvis_bit - Full 1'.F2:'canvis_bit - Full 1'.F2" chart:class="chart:bar">
            <chart:data-point/>
          </chart:series>
          <chart:series chart:style-name="ch15" chart:values-cell-range-address="'canvis_bit - Full 1'.G2:'canvis_bit - Full 1'.G2" chart:class="chart:bar">
            <chart:data-point/>
          </chart:series>
          <chart:series chart:style-name="ch16" chart:values-cell-range-address="'canvis_bit - Full 1'.H2:'canvis_bit - Full 1'.H2" chart:class="chart:bar">
            <chart:data-point/>
          </chart:series>
          <chart:series chart:style-name="ch17" chart:values-cell-range-address="'canvis_bit - Full 1'.I2:'canvis_bit - Full 1'.I2" chart:class="chart:bar">
            <chart:data-point/>
          </chart:series>
          <chart:series chart:style-name="ch18" chart:values-cell-range-address="'canvis_bit - Full 1'.J2:'canvis_bit - Full 1'.J2" chart:class="chart:bar">
            <chart:data-point/>
          </chart:series>
          <chart:series chart:style-name="ch19" chart:values-cell-range-address="'canvis_bit - Full 1'.K2:'canvis_bit - Full 1'.K2" chart:class="chart:bar">
            <chart:data-point/>
          </chart:series>
          <chart:series chart:style-name="ch20" chart:values-cell-range-address="'canvis_bit - Full 1'.L2:'canvis_bit - Full 1'.L2" chart:class="chart:bar">
            <chart:data-point/>
          </chart:series>
          <chart:series chart:style-name="ch9" chart:values-cell-range-address="'canvis_bit - Full 1'.M2:'canvis_bit - Full 1'.M2" chart:class="chart:bar">
            <chart:data-point/>
          </chart:series>
          <chart:series chart:style-name="ch10" chart:values-cell-range-address="'canvis_bit - Full 1'.N2:'canvis_bit - Full 1'.N2" chart:class="chart:bar">
            <chart:data-point/>
          </chart:series>
          <chart:series chart:style-name="ch11" chart:values-cell-range-address="'canvis_bit - Full 1'.O2:'canvis_bit - Full 1'.O2" chart:class="chart:bar">
            <chart:data-point/>
          </chart:series>
          <chart:series chart:style-name="ch12" chart:values-cell-range-address="'canvis_bit - Full 1'.P2:'canvis_bit - Full 1'.P2" chart:class="chart:bar">
            <chart:data-point/>
          </chart:series>
          <chart:series chart:style-name="ch13" chart:values-cell-range-address="'canvis_bit - Full 1'.Q2:'canvis_bit - Full 1'.Q2" chart:class="chart:bar">
            <chart:data-point/>
          </chart:series>
          <chart:series chart:style-name="ch14" chart:values-cell-range-address="'canvis_bit - Full 1'.R2:'canvis_bit - Full 1'.R2" chart:class="chart:bar">
            <chart:data-point/>
          </chart:series>
          <chart:series chart:style-name="ch15" chart:values-cell-range-address="'canvis_bit - Full 1'.S2:'canvis_bit - Full 1'.S2" chart:class="chart:bar">
            <chart:data-point/>
          </chart:series>
          <chart:series chart:style-name="ch16" chart:values-cell-range-address="'canvis_bit - Full 1'.T2:'canvis_bit - Full 1'.T2" chart:class="chart:bar">
            <chart:data-point/>
          </chart:series>
          <chart:series chart:style-name="ch17" chart:values-cell-range-address="'canvis_bit - Full 1'.U2:'canvis_bit - Full 1'.U2" chart:class="chart:bar">
            <chart:data-point/>
          </chart:series>
          <chart:series chart:style-name="ch18" chart:values-cell-range-address="'canvis_bit - Full 1'.V2:'canvis_bit - Full 1'.V2" chart:class="chart:bar">
            <chart:data-point/>
          </chart:series>
          <chart:series chart:style-name="ch19" chart:values-cell-range-address="'canvis_bit - Full 1'.W2:'canvis_bit - Full 1'.W2" chart:class="chart:bar">
            <chart:data-point/>
          </chart:series>
          <chart:series chart:style-name="ch20" chart:values-cell-range-address="'canvis_bit - Full 1'.X2:'canvis_bit - Full 1'.X2" chart:class="chart:bar">
            <chart:data-point/>
          </chart:series>
          <chart:series chart:style-name="ch9" chart:values-cell-range-address="'canvis_bit - Full 1'.Y2:'canvis_bit - Full 1'.Y2" chart:class="chart:bar">
            <chart:data-point/>
          </chart:series>
          <chart:series chart:style-name="ch10" chart:values-cell-range-address="'canvis_bit - Full 1'.Z2:'canvis_bit - Full 1'.Z2" chart:class="chart:bar">
            <chart:data-point/>
          </chart:series>
          <chart:series chart:style-name="ch11" chart:values-cell-range-address="'canvis_bit - Full 1'.AA2:'canvis_bit - Full 1'.AA2" chart:class="chart:bar">
            <chart:data-point/>
          </chart:series>
          <chart:series chart:style-name="ch12" chart:values-cell-range-address="'canvis_bit - Full 1'.AB2:'canvis_bit - Full 1'.AB2" chart:class="chart:bar">
            <chart:data-point/>
          </chart:series>
          <chart:series chart:style-name="ch13" chart:values-cell-range-address="'canvis_bit - Full 1'.AC2:'canvis_bit - Full 1'.AC2" chart:class="chart:bar">
            <chart:data-point/>
          </chart:series>
          <chart:series chart:style-name="ch14" chart:values-cell-range-address="'canvis_bit - Full 1'.AD2:'canvis_bit - Full 1'.AD2" chart:class="chart:bar">
            <chart:data-point/>
          </chart:series>
          <chart:series chart:style-name="ch15" chart:values-cell-range-address="'canvis_bit - Full 1'.AE2:'canvis_bit - Full 1'.AE2" chart:class="chart:bar">
            <chart:data-point/>
          </chart:series>
          <chart:series chart:style-name="ch16" chart:values-cell-range-address="'canvis_bit - Full 1'.AF2:'canvis_bit - Full 1'.AF2" chart:class="chart:bar">
            <chart:data-point/>
          </chart:series>
          <chart:series chart:style-name="ch17" chart:values-cell-range-address="'canvis_bit - Full 1'.AG2:'canvis_bit - Full 1'.AG2" chart:class="chart:bar">
            <chart:data-point/>
          </chart:series>
          <chart:series chart:style-name="ch18" chart:values-cell-range-address="'canvis_bit - Full 1'.AH2:'canvis_bit - Full 1'.AH2" chart:class="chart:bar">
            <chart:data-point/>
          </chart:series>
          <chart:series chart:style-name="ch19" chart:values-cell-range-address="'canvis_bit - Full 1'.AI2:'canvis_bit - Full 1'.AI2" chart:class="chart:bar">
            <chart:data-point/>
          </chart:series>
          <chart:series chart:style-name="ch20" chart:values-cell-range-address="'canvis_bit - Full 1'.AJ2:'canvis_bit - Full 1'.AJ2" chart:class="chart:bar">
            <chart:data-point/>
          </chart:series>
          <chart:series chart:style-name="ch9" chart:values-cell-range-address="'canvis_bit - Full 1'.AK2:'canvis_bit - Full 1'.AK2" chart:class="chart:bar">
            <chart:data-point/>
          </chart:series>
          <chart:series chart:style-name="ch10" chart:values-cell-range-address="'canvis_bit - Full 1'.AL2:'canvis_bit - Full 1'.AL2" chart:class="chart:bar">
            <chart:data-point/>
          </chart:series>
          <chart:series chart:style-name="ch11" chart:values-cell-range-address="'canvis_bit - Full 1'.AM2:'canvis_bit - Full 1'.AM2" chart:class="chart:bar">
            <chart:data-point/>
          </chart:series>
          <chart:series chart:style-name="ch12" chart:values-cell-range-address="'canvis_bit - Full 1'.AN2:'canvis_bit - Full 1'.AN2" chart:class="chart:bar">
            <chart:data-point/>
          </chart:series>
          <chart:series chart:style-name="ch13" chart:values-cell-range-address="'canvis_bit - Full 1'.AO2:'canvis_bit - Full 1'.AO2" chart:class="chart:bar">
            <chart:data-point/>
          </chart:series>
          <chart:series chart:style-name="ch14" chart:values-cell-range-address="'canvis_bit - Full 1'.AP2:'canvis_bit - Full 1'.AP2" chart:class="chart:bar">
            <chart:data-point/>
          </chart:series>
          <chart:series chart:style-name="ch15" chart:values-cell-range-address="'canvis_bit - Full 1'.AQ2:'canvis_bit - Full 1'.AQ2" chart:class="chart:bar">
            <chart:data-point/>
          </chart:series>
          <chart:series chart:style-name="ch16" chart:values-cell-range-address="'canvis_bit - Full 1'.AR2:'canvis_bit - Full 1'.AR2" chart:class="chart:bar">
            <chart:data-point/>
          </chart:series>
          <chart:series chart:style-name="ch17" chart:values-cell-range-address="'canvis_bit - Full 1'.AS2:'canvis_bit - Full 1'.AS2" chart:class="chart:bar">
            <chart:data-point/>
          </chart:series>
          <chart:series chart:style-name="ch18" chart:values-cell-range-address="'canvis_bit - Full 1'.AT2:'canvis_bit - Full 1'.AT2" chart:class="chart:bar">
            <chart:data-point/>
          </chart:series>
          <chart:series chart:style-name="ch19" chart:values-cell-range-address="'canvis_bit - Full 1'.AU2:'canvis_bit - Full 1'.AU2" chart:class="chart:bar">
            <chart:data-point/>
          </chart:series>
          <chart:series chart:style-name="ch20" chart:values-cell-range-address="'canvis_bit - Full 1'.AV2:'canvis_bit - Full 1'.AV2" chart:class="chart:bar">
            <chart:data-point/>
          </chart:series>
          <chart:series chart:style-name="ch9" chart:values-cell-range-address="'canvis_bit - Full 1'.AW2:'canvis_bit - Full 1'.AW2" chart:class="chart:bar">
            <chart:data-point/>
          </chart:series>
          <chart:series chart:style-name="ch10" chart:values-cell-range-address="'canvis_bit - Full 1'.AX2:'canvis_bit - Full 1'.AX2" chart:class="chart:bar">
            <chart:data-point/>
          </chart:series>
          <chart:series chart:style-name="ch11" chart:values-cell-range-address="'canvis_bit - Full 1'.AY2:'canvis_bit - Full 1'.AY2" chart:class="chart:bar">
            <chart:data-point/>
          </chart:series>
          <chart:series chart:style-name="ch12" chart:values-cell-range-address="'canvis_bit - Full 1'.AZ2:'canvis_bit - Full 1'.AZ2" chart:class="chart:bar">
            <chart:data-point/>
          </chart:series>
          <chart:series chart:style-name="ch13" chart:values-cell-range-address="'canvis_bit - Full 1'.BA2:'canvis_bit - Full 1'.BA2" chart:class="chart:bar">
            <chart:data-point/>
          </chart:series>
          <chart:series chart:style-name="ch14" chart:values-cell-range-address="'canvis_bit - Full 1'.BB2:'canvis_bit - Full 1'.BB2" chart:class="chart:bar">
            <chart:data-point/>
          </chart:series>
          <chart:series chart:style-name="ch15" chart:values-cell-range-address="'canvis_bit - Full 1'.BC2:'canvis_bit - Full 1'.BC2" chart:class="chart:bar">
            <chart:data-point/>
          </chart:series>
          <chart:series chart:style-name="ch16" chart:values-cell-range-address="'canvis_bit - Full 1'.BD2:'canvis_bit - Full 1'.BD2" chart:class="chart:bar">
            <chart:data-point/>
          </chart:series>
          <chart:series chart:style-name="ch17" chart:values-cell-range-address="'canvis_bit - Full 1'.BE2:'canvis_bit - Full 1'.BE2" chart:class="chart:bar">
            <chart:data-point/>
          </chart:series>
          <chart:series chart:style-name="ch18" chart:values-cell-range-address="'canvis_bit - Full 1'.BF2:'canvis_bit - Full 1'.BF2" chart:class="chart:bar">
            <chart:data-point/>
          </chart:series>
          <chart:series chart:style-name="ch19" chart:values-cell-range-address="'canvis_bit - Full 1'.BG2:'canvis_bit - Full 1'.BG2" chart:class="chart:bar">
            <chart:data-point/>
          </chart:series>
          <chart:series chart:style-name="ch20" chart:values-cell-range-address="'canvis_bit - Full 1'.BH2:'canvis_bit - Full 1'.BH2" chart:class="chart:bar">
            <chart:data-point/>
          </chart:series>
          <chart:series chart:style-name="ch9" chart:values-cell-range-address="'canvis_bit - Full 1'.BI2:'canvis_bit - Full 1'.BI2" chart:class="chart:bar">
            <chart:data-point/>
          </chart:series>
          <chart:series chart:style-name="ch10" chart:values-cell-range-address="'canvis_bit - Full 1'.BJ2:'canvis_bit - Full 1'.BJ2" chart:class="chart:bar">
            <chart:data-point/>
          </chart:series>
          <chart:series chart:style-name="ch11" chart:values-cell-range-address="'canvis_bit - Full 1'.BK2:'canvis_bit - Full 1'.BK2" chart:class="chart:bar">
            <chart:data-point/>
          </chart:series>
          <chart:series chart:style-name="ch12" chart:values-cell-range-address="'canvis_bit - Full 1'.BL2:'canvis_bit - Full 1'.BL2" chart:class="chart:bar">
            <chart:data-point/>
          </chart:series>
          <chart:series chart:style-name="ch13" chart:values-cell-range-address="'canvis_bit - Full 1'.BM2:'canvis_bit - Full 1'.BM2" chart:class="chart:bar">
            <chart:data-point/>
          </chart:series>
          <chart:series chart:style-name="ch14" chart:values-cell-range-address="'canvis_bit - Full 1'.BN2:'canvis_bit - Full 1'.BN2" chart:class="chart:bar">
            <chart:data-point/>
          </chart:series>
          <chart:series chart:style-name="ch15" chart:values-cell-range-address="'canvis_bit - Full 1'.BO2:'canvis_bit - Full 1'.BO2" chart:class="chart:bar">
            <chart:data-point/>
          </chart:series>
          <chart:series chart:style-name="ch16" chart:values-cell-range-address="'canvis_bit - Full 1'.BP2:'canvis_bit - Full 1'.BP2" chart:class="chart:bar">
            <chart:data-point/>
          </chart:series>
          <chart:series chart:style-name="ch17" chart:values-cell-range-address="'canvis_bit - Full 1'.BQ2:'canvis_bit - Full 1'.BQ2" chart:class="chart:bar">
            <chart:data-point/>
          </chart:series>
          <chart:series chart:style-name="ch18" chart:values-cell-range-address="'canvis_bit - Full 1'.BR2:'canvis_bit - Full 1'.BR2" chart:class="chart:bar">
            <chart:data-point/>
          </chart:series>
          <chart:series chart:style-name="ch19" chart:values-cell-range-address="'canvis_bit - Full 1'.BS2:'canvis_bit - Full 1'.BS2" chart:class="chart:bar">
            <chart:data-point/>
          </chart:series>
          <chart:series chart:style-name="ch20" chart:values-cell-range-address="'canvis_bit - Full 1'.BT2:'canvis_bit - Full 1'.BT2" chart:class="chart:bar">
            <chart:data-point/>
          </chart:series>
          <chart:series chart:style-name="ch9" chart:values-cell-range-address="'canvis_bit - Full 1'.BU2:'canvis_bit - Full 1'.BU2" chart:class="chart:bar">
            <chart:data-point/>
          </chart:series>
          <chart:series chart:style-name="ch10" chart:values-cell-range-address="'canvis_bit - Full 1'.BV2:'canvis_bit - Full 1'.BV2" chart:class="chart:bar">
            <chart:data-point/>
          </chart:series>
          <chart:series chart:style-name="ch11" chart:values-cell-range-address="'canvis_bit - Full 1'.BW2:'canvis_bit - Full 1'.BW2" chart:class="chart:bar">
            <chart:data-point/>
          </chart:series>
          <chart:series chart:style-name="ch12" chart:values-cell-range-address="'canvis_bit - Full 1'.BX2:'canvis_bit - Full 1'.BX2" chart:class="chart:bar">
            <chart:data-point/>
          </chart:series>
          <chart:series chart:style-name="ch13" chart:values-cell-range-address="'canvis_bit - Full 1'.BY2:'canvis_bit - Full 1'.BY2" chart:class="chart:bar">
            <chart:data-point/>
          </chart:series>
          <chart:series chart:style-name="ch14" chart:values-cell-range-address="'canvis_bit - Full 1'.BZ2:'canvis_bit - Full 1'.BZ2" chart:class="chart:bar">
            <chart:data-point/>
          </chart:series>
          <chart:series chart:style-name="ch15" chart:values-cell-range-address="'canvis_bit - Full 1'.CA2:'canvis_bit - Full 1'.CA2" chart:class="chart:bar">
            <chart:data-point/>
          </chart:series>
          <chart:series chart:style-name="ch16" chart:values-cell-range-address="'canvis_bit - Full 1'.CB2:'canvis_bit - Full 1'.CB2" chart:class="chart:bar">
            <chart:data-point/>
          </chart:series>
          <chart:series chart:style-name="ch17" chart:values-cell-range-address="'canvis_bit - Full 1'.CC2:'canvis_bit - Full 1'.CC2" chart:class="chart:bar">
            <chart:data-point/>
          </chart:series>
          <chart:series chart:style-name="ch18" chart:values-cell-range-address="'canvis_bit - Full 1'.CD2:'canvis_bit - Full 1'.CD2" chart:class="chart:bar">
            <chart:data-point/>
          </chart:series>
          <chart:series chart:style-name="ch19" chart:values-cell-range-address="'canvis_bit - Full 1'.CE2:'canvis_bit - Full 1'.CE2" chart:class="chart:bar">
            <chart:data-point/>
          </chart:series>
          <chart:series chart:style-name="ch20" chart:values-cell-range-address="'canvis_bit - Full 1'.CF2:'canvis_bit - Full 1'.CF2" chart:class="chart:bar">
            <chart:data-point/>
          </chart:series>
          <chart:series chart:style-name="ch9" chart:values-cell-range-address="'canvis_bit - Full 1'.CG2:'canvis_bit - Full 1'.CG2" chart:class="chart:bar">
            <chart:data-point/>
          </chart:series>
          <chart:series chart:style-name="ch10" chart:values-cell-range-address="'canvis_bit - Full 1'.CH2:'canvis_bit - Full 1'.CH2" chart:class="chart:bar">
            <chart:data-point/>
          </chart:series>
          <chart:series chart:style-name="ch11" chart:values-cell-range-address="'canvis_bit - Full 1'.CI2:'canvis_bit - Full 1'.CI2" chart:class="chart:bar">
            <chart:data-point/>
          </chart:series>
          <chart:series chart:style-name="ch12" chart:values-cell-range-address="'canvis_bit - Full 1'.CJ2:'canvis_bit - Full 1'.CJ2" chart:class="chart:bar">
            <chart:data-point/>
          </chart:series>
          <chart:series chart:style-name="ch13" chart:values-cell-range-address="'canvis_bit - Full 1'.CK2:'canvis_bit - Full 1'.CK2" chart:class="chart:bar">
            <chart:data-point/>
          </chart:series>
          <chart:series chart:style-name="ch14" chart:values-cell-range-address="'canvis_bit - Full 1'.CL2:'canvis_bit - Full 1'.CL2" chart:class="chart:bar">
            <chart:data-point/>
          </chart:series>
          <chart:series chart:style-name="ch15" chart:values-cell-range-address="'canvis_bit - Full 1'.CM2:'canvis_bit - Full 1'.CM2" chart:class="chart:bar">
            <chart:data-point/>
          </chart:series>
          <chart:series chart:style-name="ch16" chart:values-cell-range-address="'canvis_bit - Full 1'.CN2:'canvis_bit - Full 1'.CN2" chart:class="chart:bar">
            <chart:data-point/>
          </chart:series>
          <chart:series chart:style-name="ch17" chart:values-cell-range-address="'canvis_bit - Full 1'.CO2:'canvis_bit - Full 1'.CO2" chart:class="chart:bar">
            <chart:data-point/>
          </chart:series>
          <chart:series chart:style-name="ch18" chart:values-cell-range-address="'canvis_bit - Full 1'.CP2:'canvis_bit - Full 1'.CP2" chart:class="chart:bar">
            <chart:data-point/>
          </chart:series>
          <chart:series chart:style-name="ch19" chart:values-cell-range-address="'canvis_bit - Full 1'.CQ2:'canvis_bit - Full 1'.CQ2" chart:class="chart:bar">
            <chart:data-point/>
          </chart:series>
          <chart:series chart:style-name="ch20" chart:values-cell-range-address="'canvis_bit - Full 1'.CR2:'canvis_bit - Full 1'.CR2" chart:class="chart:bar">
            <chart:data-point/>
          </chart:series>
          <chart:series chart:style-name="ch9" chart:values-cell-range-address="'canvis_bit - Full 1'.CS2:'canvis_bit - Full 1'.CS2" chart:class="chart:bar">
            <chart:data-point/>
          </chart:series>
          <chart:series chart:style-name="ch10" chart:values-cell-range-address="'canvis_bit - Full 1'.CT2:'canvis_bit - Full 1'.CT2" chart:class="chart:bar">
            <chart:data-point/>
          </chart:series>
          <chart:series chart:style-name="ch11" chart:values-cell-range-address="'canvis_bit - Full 1'.CU2:'canvis_bit - Full 1'.CU2" chart:class="chart:bar">
            <chart:data-point/>
          </chart:series>
          <chart:series chart:style-name="ch12" chart:values-cell-range-address="'canvis_bit - Full 1'.CV2:'canvis_bit - Full 1'.CV2" chart:class="chart:bar">
            <chart:data-point/>
          </chart:series>
          <chart:series chart:style-name="ch13" chart:values-cell-range-address="'canvis_bit - Full 1'.CW2:'canvis_bit - Full 1'.CW2" chart:class="chart:bar">
            <chart:data-point/>
          </chart:series>
          <chart:series chart:style-name="ch14" chart:values-cell-range-address="'canvis_bit - Full 1'.CX2:'canvis_bit - Full 1'.CX2" chart:class="chart:bar">
            <chart:data-point/>
          </chart:series>
          <chart:series chart:style-name="ch15" chart:values-cell-range-address="'canvis_bit - Full 1'.CY2:'canvis_bit - Full 1'.CY2" chart:class="chart:bar">
            <chart:data-point/>
          </chart:series>
          <chart:series chart:style-name="ch16" chart:values-cell-range-address="'canvis_bit - Full 1'.CZ2:'canvis_bit - Full 1'.CZ2" chart:class="chart:bar">
            <chart:data-point/>
          </chart:series>
          <chart:series chart:style-name="ch17" chart:values-cell-range-address="'canvis_bit - Full 1'.DA2:'canvis_bit - Full 1'.DA2" chart:class="chart:bar">
            <chart:data-point/>
          </chart:series>
          <chart:series chart:style-name="ch18" chart:values-cell-range-address="'canvis_bit - Full 1'.DB2:'canvis_bit - Full 1'.DB2" chart:class="chart:bar">
            <chart:data-point/>
          </chart:series>
          <chart:series chart:style-name="ch19" chart:values-cell-range-address="'canvis_bit - Full 1'.DC2:'canvis_bit - Full 1'.DC2" chart:class="chart:bar">
            <chart:data-point/>
          </chart:series>
          <chart:series chart:style-name="ch20" chart:values-cell-range-address="'canvis_bit - Full 1'.DD2:'canvis_bit - Full 1'.DD2" chart:class="chart:bar">
            <chart:data-point/>
          </chart:series>
          <chart:series chart:style-name="ch9" chart:values-cell-range-address="'canvis_bit - Full 1'.DE2:'canvis_bit - Full 1'.DE2" chart:class="chart:bar">
            <chart:data-point/>
          </chart:series>
          <chart:series chart:style-name="ch10" chart:values-cell-range-address="'canvis_bit - Full 1'.DF2:'canvis_bit - Full 1'.DF2" chart:class="chart:bar">
            <chart:data-point/>
          </chart:series>
          <chart:series chart:style-name="ch11" chart:values-cell-range-address="'canvis_bit - Full 1'.DG2:'canvis_bit - Full 1'.DG2" chart:class="chart:bar">
            <chart:data-point/>
          </chart:series>
          <chart:series chart:style-name="ch12" chart:values-cell-range-address="'canvis_bit - Full 1'.DH2:'canvis_bit - Full 1'.DH2" chart:class="chart:bar">
            <chart:data-point/>
          </chart:series>
          <chart:series chart:style-name="ch13" chart:values-cell-range-address="'canvis_bit - Full 1'.DI2:'canvis_bit - Full 1'.DI2" chart:class="chart:bar">
            <chart:data-point/>
          </chart:series>
          <chart:series chart:style-name="ch14" chart:values-cell-range-address="'canvis_bit - Full 1'.DJ2:'canvis_bit - Full 1'.DJ2" chart:class="chart:bar">
            <chart:data-point/>
          </chart:series>
          <chart:series chart:style-name="ch15" chart:values-cell-range-address="'canvis_bit - Full 1'.DK2:'canvis_bit - Full 1'.DK2" chart:class="chart:bar">
            <chart:data-point/>
          </chart:series>
          <chart:series chart:style-name="ch16" chart:values-cell-range-address="'canvis_bit - Full 1'.DL2:'canvis_bit - Full 1'.DL2" chart:class="chart:bar">
            <chart:data-point/>
          </chart:series>
          <chart:series chart:style-name="ch17" chart:values-cell-range-address="'canvis_bit - Full 1'.DM2:'canvis_bit - Full 1'.DM2" chart:class="chart:bar">
            <chart:data-point/>
          </chart:series>
          <chart:series chart:style-name="ch18" chart:values-cell-range-address="'canvis_bit - Full 1'.DN2:'canvis_bit - Full 1'.DN2" chart:class="chart:bar">
            <chart:data-point/>
          </chart:series>
          <chart:series chart:style-name="ch19" chart:values-cell-range-address="'canvis_bit - Full 1'.DO2:'canvis_bit - Full 1'.DO2" chart:class="chart:bar">
            <chart:data-point/>
          </chart:series>
          <chart:series chart:style-name="ch20" chart:values-cell-range-address="'canvis_bit - Full 1'.DP2:'canvis_bit - Full 1'.DP2" chart:class="chart:bar">
            <chart:data-point/>
          </chart:series>
          <chart:series chart:style-name="ch9" chart:values-cell-range-address="'canvis_bit - Full 1'.DQ2:'canvis_bit - Full 1'.DQ2" chart:class="chart:bar">
            <chart:data-point/>
          </chart:series>
          <chart:series chart:style-name="ch10" chart:values-cell-range-address="'canvis_bit - Full 1'.DR2:'canvis_bit - Full 1'.DR2" chart:class="chart:bar">
            <chart:data-point/>
          </chart:series>
          <chart:series chart:style-name="ch11" chart:values-cell-range-address="'canvis_bit - Full 1'.DS2:'canvis_bit - Full 1'.DS2" chart:class="chart:bar">
            <chart:data-point/>
          </chart:series>
          <chart:series chart:style-name="ch12" chart:values-cell-range-address="'canvis_bit - Full 1'.DT2:'canvis_bit - Full 1'.DT2" chart:class="chart:bar">
            <chart:data-point/>
          </chart:series>
          <chart:series chart:style-name="ch13" chart:values-cell-range-address="'canvis_bit - Full 1'.DU2:'canvis_bit - Full 1'.DU2" chart:class="chart:bar">
            <chart:data-point/>
          </chart:series>
          <chart:series chart:style-name="ch14" chart:values-cell-range-address="'canvis_bit - Full 1'.DV2:'canvis_bit - Full 1'.DV2" chart:class="chart:bar">
            <chart:data-point/>
          </chart:series>
          <chart:series chart:style-name="ch15" chart:values-cell-range-address="'canvis_bit - Full 1'.DW2:'canvis_bit - Full 1'.DW2" chart:class="chart:bar">
            <chart:data-point/>
          </chart:series>
          <chart:series chart:style-name="ch16" chart:values-cell-range-address="'canvis_bit - Full 1'.DX2:'canvis_bit - Full 1'.DX2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'canvis_bit - Full 1'.A2:'canvis_bit - Full 1'.A2</svg:desc>
                </draw:g>
              </table:table-cell>
              <table:table-cell office:value-type="float" office:value="1">
                <text:p>1</text:p>
                <draw:g>
                  <svg:desc>'canvis_bit - Full 1'.B2:'canvis_bit - Full 1'.B2</svg:desc>
                </draw:g>
              </table:table-cell>
              <table:table-cell office:value-type="float" office:value="1">
                <text:p>1</text:p>
                <draw:g>
                  <svg:desc>'canvis_bit - Full 1'.C2:'canvis_bit - Full 1'.C2</svg:desc>
                </draw:g>
              </table:table-cell>
              <table:table-cell office:value-type="float" office:value="0">
                <text:p>0</text:p>
                <draw:g>
                  <svg:desc>'canvis_bit - Full 1'.D2:'canvis_bit - Full 1'.D2</svg:desc>
                </draw:g>
              </table:table-cell>
              <table:table-cell office:value-type="float" office:value="0">
                <text:p>0</text:p>
                <draw:g>
                  <svg:desc>'canvis_bit - Full 1'.E2:'canvis_bit - Full 1'.E2</svg:desc>
                </draw:g>
              </table:table-cell>
              <table:table-cell office:value-type="float" office:value="0">
                <text:p>0</text:p>
                <draw:g>
                  <svg:desc>'canvis_bit - Full 1'.F2:'canvis_bit - Full 1'.F2</svg:desc>
                </draw:g>
              </table:table-cell>
              <table:table-cell office:value-type="float" office:value="0">
                <text:p>0</text:p>
                <draw:g>
                  <svg:desc>'canvis_bit - Full 1'.G2:'canvis_bit - Full 1'.G2</svg:desc>
                </draw:g>
              </table:table-cell>
              <table:table-cell office:value-type="float" office:value="0">
                <text:p>0</text:p>
                <draw:g>
                  <svg:desc>'canvis_bit - Full 1'.H2:'canvis_bit - Full 1'.H2</svg:desc>
                </draw:g>
              </table:table-cell>
              <table:table-cell office:value-type="float" office:value="1">
                <text:p>1</text:p>
                <draw:g>
                  <svg:desc>'canvis_bit - Full 1'.I2:'canvis_bit - Full 1'.I2</svg:desc>
                </draw:g>
              </table:table-cell>
              <table:table-cell office:value-type="float" office:value="0">
                <text:p>0</text:p>
                <draw:g>
                  <svg:desc>'canvis_bit - Full 1'.J2:'canvis_bit - Full 1'.J2</svg:desc>
                </draw:g>
              </table:table-cell>
              <table:table-cell office:value-type="float" office:value="1">
                <text:p>1</text:p>
                <draw:g>
                  <svg:desc>'canvis_bit - Full 1'.K2:'canvis_bit - Full 1'.K2</svg:desc>
                </draw:g>
              </table:table-cell>
              <table:table-cell office:value-type="float" office:value="0">
                <text:p>0</text:p>
                <draw:g>
                  <svg:desc>'canvis_bit - Full 1'.L2:'canvis_bit - Full 1'.L2</svg:desc>
                </draw:g>
              </table:table-cell>
              <table:table-cell office:value-type="float" office:value="0">
                <text:p>0</text:p>
                <draw:g>
                  <svg:desc>'canvis_bit - Full 1'.M2:'canvis_bit - Full 1'.M2</svg:desc>
                </draw:g>
              </table:table-cell>
              <table:table-cell office:value-type="float" office:value="0">
                <text:p>0</text:p>
                <draw:g>
                  <svg:desc>'canvis_bit - Full 1'.N2:'canvis_bit - Full 1'.N2</svg:desc>
                </draw:g>
              </table:table-cell>
              <table:table-cell office:value-type="float" office:value="1">
                <text:p>1</text:p>
                <draw:g>
                  <svg:desc>'canvis_bit - Full 1'.O2:'canvis_bit - Full 1'.O2</svg:desc>
                </draw:g>
              </table:table-cell>
              <table:table-cell office:value-type="float" office:value="0">
                <text:p>0</text:p>
                <draw:g>
                  <svg:desc>'canvis_bit - Full 1'.P2:'canvis_bit - Full 1'.P2</svg:desc>
                </draw:g>
              </table:table-cell>
              <table:table-cell office:value-type="float" office:value="1">
                <text:p>1</text:p>
                <draw:g>
                  <svg:desc>'canvis_bit - Full 1'.Q2:'canvis_bit - Full 1'.Q2</svg:desc>
                </draw:g>
              </table:table-cell>
              <table:table-cell office:value-type="float" office:value="0">
                <text:p>0</text:p>
                <draw:g>
                  <svg:desc>'canvis_bit - Full 1'.R2:'canvis_bit - Full 1'.R2</svg:desc>
                </draw:g>
              </table:table-cell>
              <table:table-cell office:value-type="float" office:value="0">
                <text:p>0</text:p>
                <draw:g>
                  <svg:desc>'canvis_bit - Full 1'.S2:'canvis_bit - Full 1'.S2</svg:desc>
                </draw:g>
              </table:table-cell>
              <table:table-cell office:value-type="float" office:value="1">
                <text:p>1</text:p>
                <draw:g>
                  <svg:desc>'canvis_bit - Full 1'.T2:'canvis_bit - Full 1'.T2</svg:desc>
                </draw:g>
              </table:table-cell>
              <table:table-cell office:value-type="float" office:value="1">
                <text:p>1</text:p>
                <draw:g>
                  <svg:desc>'canvis_bit - Full 1'.U2:'canvis_bit - Full 1'.U2</svg:desc>
                </draw:g>
              </table:table-cell>
              <table:table-cell office:value-type="float" office:value="0">
                <text:p>0</text:p>
                <draw:g>
                  <svg:desc>'canvis_bit - Full 1'.V2:'canvis_bit - Full 1'.V2</svg:desc>
                </draw:g>
              </table:table-cell>
              <table:table-cell office:value-type="float" office:value="0">
                <text:p>0</text:p>
                <draw:g>
                  <svg:desc>'canvis_bit - Full 1'.W2:'canvis_bit - Full 1'.W2</svg:desc>
                </draw:g>
              </table:table-cell>
              <table:table-cell office:value-type="float" office:value="0">
                <text:p>0</text:p>
                <draw:g>
                  <svg:desc>'canvis_bit - Full 1'.X2:'canvis_bit - Full 1'.X2</svg:desc>
                </draw:g>
              </table:table-cell>
              <table:table-cell office:value-type="float" office:value="0">
                <text:p>0</text:p>
                <draw:g>
                  <svg:desc>'canvis_bit - Full 1'.Y2:'canvis_bit - Full 1'.Y2</svg:desc>
                </draw:g>
              </table:table-cell>
              <table:table-cell office:value-type="float" office:value="0">
                <text:p>0</text:p>
                <draw:g>
                  <svg:desc>'canvis_bit - Full 1'.Z2:'canvis_bit - Full 1'.Z2</svg:desc>
                </draw:g>
              </table:table-cell>
              <table:table-cell office:value-type="float" office:value="0">
                <text:p>0</text:p>
                <draw:g>
                  <svg:desc>'canvis_bit - Full 1'.AA2:'canvis_bit - Full 1'.AA2</svg:desc>
                </draw:g>
              </table:table-cell>
              <table:table-cell office:value-type="float" office:value="1">
                <text:p>1</text:p>
                <draw:g>
                  <svg:desc>'canvis_bit - Full 1'.AB2:'canvis_bit - Full 1'.AB2</svg:desc>
                </draw:g>
              </table:table-cell>
              <table:table-cell office:value-type="float" office:value="1">
                <text:p>1</text:p>
                <draw:g>
                  <svg:desc>'canvis_bit - Full 1'.AC2:'canvis_bit - Full 1'.AC2</svg:desc>
                </draw:g>
              </table:table-cell>
              <table:table-cell office:value-type="float" office:value="1">
                <text:p>1</text:p>
                <draw:g>
                  <svg:desc>'canvis_bit - Full 1'.AD2:'canvis_bit - Full 1'.AD2</svg:desc>
                </draw:g>
              </table:table-cell>
              <table:table-cell office:value-type="float" office:value="0">
                <text:p>0</text:p>
                <draw:g>
                  <svg:desc>'canvis_bit - Full 1'.AE2:'canvis_bit - Full 1'.AE2</svg:desc>
                </draw:g>
              </table:table-cell>
              <table:table-cell office:value-type="float" office:value="1">
                <text:p>1</text:p>
                <draw:g>
                  <svg:desc>'canvis_bit - Full 1'.AF2:'canvis_bit - Full 1'.AF2</svg:desc>
                </draw:g>
              </table:table-cell>
              <table:table-cell office:value-type="float" office:value="1">
                <text:p>1</text:p>
                <draw:g>
                  <svg:desc>'canvis_bit - Full 1'.AG2:'canvis_bit - Full 1'.AG2</svg:desc>
                </draw:g>
              </table:table-cell>
              <table:table-cell office:value-type="float" office:value="1">
                <text:p>1</text:p>
                <draw:g>
                  <svg:desc>'canvis_bit - Full 1'.AH2:'canvis_bit - Full 1'.AH2</svg:desc>
                </draw:g>
              </table:table-cell>
              <table:table-cell office:value-type="float" office:value="1">
                <text:p>1</text:p>
                <draw:g>
                  <svg:desc>'canvis_bit - Full 1'.AI2:'canvis_bit - Full 1'.AI2</svg:desc>
                </draw:g>
              </table:table-cell>
              <table:table-cell office:value-type="float" office:value="1">
                <text:p>1</text:p>
                <draw:g>
                  <svg:desc>'canvis_bit - Full 1'.AJ2:'canvis_bit - Full 1'.AJ2</svg:desc>
                </draw:g>
              </table:table-cell>
              <table:table-cell office:value-type="float" office:value="0">
                <text:p>0</text:p>
                <draw:g>
                  <svg:desc>'canvis_bit - Full 1'.AK2:'canvis_bit - Full 1'.AK2</svg:desc>
                </draw:g>
              </table:table-cell>
              <table:table-cell office:value-type="float" office:value="0">
                <text:p>0</text:p>
                <draw:g>
                  <svg:desc>'canvis_bit - Full 1'.AL2:'canvis_bit - Full 1'.AL2</svg:desc>
                </draw:g>
              </table:table-cell>
              <table:table-cell office:value-type="float" office:value="0">
                <text:p>0</text:p>
                <draw:g>
                  <svg:desc>'canvis_bit - Full 1'.AM2:'canvis_bit - Full 1'.AM2</svg:desc>
                </draw:g>
              </table:table-cell>
              <table:table-cell office:value-type="float" office:value="1">
                <text:p>1</text:p>
                <draw:g>
                  <svg:desc>'canvis_bit - Full 1'.AN2:'canvis_bit - Full 1'.AN2</svg:desc>
                </draw:g>
              </table:table-cell>
              <table:table-cell office:value-type="float" office:value="0">
                <text:p>0</text:p>
                <draw:g>
                  <svg:desc>'canvis_bit - Full 1'.AO2:'canvis_bit - Full 1'.AO2</svg:desc>
                </draw:g>
              </table:table-cell>
              <table:table-cell office:value-type="float" office:value="0">
                <text:p>0</text:p>
                <draw:g>
                  <svg:desc>'canvis_bit - Full 1'.AP2:'canvis_bit - Full 1'.AP2</svg:desc>
                </draw:g>
              </table:table-cell>
              <table:table-cell office:value-type="float" office:value="0">
                <text:p>0</text:p>
                <draw:g>
                  <svg:desc>'canvis_bit - Full 1'.AQ2:'canvis_bit - Full 1'.AQ2</svg:desc>
                </draw:g>
              </table:table-cell>
              <table:table-cell office:value-type="float" office:value="1">
                <text:p>1</text:p>
                <draw:g>
                  <svg:desc>'canvis_bit - Full 1'.AR2:'canvis_bit - Full 1'.AR2</svg:desc>
                </draw:g>
              </table:table-cell>
              <table:table-cell office:value-type="float" office:value="1">
                <text:p>1</text:p>
                <draw:g>
                  <svg:desc>'canvis_bit - Full 1'.AS2:'canvis_bit - Full 1'.AS2</svg:desc>
                </draw:g>
              </table:table-cell>
              <table:table-cell office:value-type="float" office:value="1">
                <text:p>1</text:p>
                <draw:g>
                  <svg:desc>'canvis_bit - Full 1'.AT2:'canvis_bit - Full 1'.AT2</svg:desc>
                </draw:g>
              </table:table-cell>
              <table:table-cell office:value-type="float" office:value="1">
                <text:p>1</text:p>
                <draw:g>
                  <svg:desc>'canvis_bit - Full 1'.AU2:'canvis_bit - Full 1'.AU2</svg:desc>
                </draw:g>
              </table:table-cell>
              <table:table-cell office:value-type="float" office:value="0">
                <text:p>0</text:p>
                <draw:g>
                  <svg:desc>'canvis_bit - Full 1'.AV2:'canvis_bit - Full 1'.AV2</svg:desc>
                </draw:g>
              </table:table-cell>
              <table:table-cell office:value-type="float" office:value="1">
                <text:p>1</text:p>
                <draw:g>
                  <svg:desc>'canvis_bit - Full 1'.AW2:'canvis_bit - Full 1'.AW2</svg:desc>
                </draw:g>
              </table:table-cell>
              <table:table-cell office:value-type="float" office:value="0">
                <text:p>0</text:p>
                <draw:g>
                  <svg:desc>'canvis_bit - Full 1'.AX2:'canvis_bit - Full 1'.AX2</svg:desc>
                </draw:g>
              </table:table-cell>
              <table:table-cell office:value-type="float" office:value="1">
                <text:p>1</text:p>
                <draw:g>
                  <svg:desc>'canvis_bit - Full 1'.AY2:'canvis_bit - Full 1'.AY2</svg:desc>
                </draw:g>
              </table:table-cell>
              <table:table-cell office:value-type="float" office:value="0">
                <text:p>0</text:p>
                <draw:g>
                  <svg:desc>'canvis_bit - Full 1'.AZ2:'canvis_bit - Full 1'.AZ2</svg:desc>
                </draw:g>
              </table:table-cell>
              <table:table-cell office:value-type="float" office:value="0">
                <text:p>0</text:p>
                <draw:g>
                  <svg:desc>'canvis_bit - Full 1'.BA2:'canvis_bit - Full 1'.BA2</svg:desc>
                </draw:g>
              </table:table-cell>
              <table:table-cell office:value-type="float" office:value="1">
                <text:p>1</text:p>
                <draw:g>
                  <svg:desc>'canvis_bit - Full 1'.BB2:'canvis_bit - Full 1'.BB2</svg:desc>
                </draw:g>
              </table:table-cell>
              <table:table-cell office:value-type="float" office:value="0">
                <text:p>0</text:p>
                <draw:g>
                  <svg:desc>'canvis_bit - Full 1'.BC2:'canvis_bit - Full 1'.BC2</svg:desc>
                </draw:g>
              </table:table-cell>
              <table:table-cell office:value-type="float" office:value="1">
                <text:p>1</text:p>
                <draw:g>
                  <svg:desc>'canvis_bit - Full 1'.BD2:'canvis_bit - Full 1'.BD2</svg:desc>
                </draw:g>
              </table:table-cell>
              <table:table-cell office:value-type="float" office:value="0">
                <text:p>0</text:p>
                <draw:g>
                  <svg:desc>'canvis_bit - Full 1'.BE2:'canvis_bit - Full 1'.BE2</svg:desc>
                </draw:g>
              </table:table-cell>
              <table:table-cell office:value-type="float" office:value="0">
                <text:p>0</text:p>
                <draw:g>
                  <svg:desc>'canvis_bit - Full 1'.BF2:'canvis_bit - Full 1'.BF2</svg:desc>
                </draw:g>
              </table:table-cell>
              <table:table-cell office:value-type="float" office:value="0">
                <text:p>0</text:p>
                <draw:g>
                  <svg:desc>'canvis_bit - Full 1'.BG2:'canvis_bit - Full 1'.BG2</svg:desc>
                </draw:g>
              </table:table-cell>
              <table:table-cell office:value-type="float" office:value="0">
                <text:p>0</text:p>
                <draw:g>
                  <svg:desc>'canvis_bit - Full 1'.BH2:'canvis_bit - Full 1'.BH2</svg:desc>
                </draw:g>
              </table:table-cell>
              <table:table-cell office:value-type="float" office:value="0">
                <text:p>0</text:p>
                <draw:g>
                  <svg:desc>'canvis_bit - Full 1'.BI2:'canvis_bit - Full 1'.BI2</svg:desc>
                </draw:g>
              </table:table-cell>
              <table:table-cell office:value-type="float" office:value="1">
                <text:p>1</text:p>
                <draw:g>
                  <svg:desc>'canvis_bit - Full 1'.BJ2:'canvis_bit - Full 1'.BJ2</svg:desc>
                </draw:g>
              </table:table-cell>
              <table:table-cell office:value-type="float" office:value="1">
                <text:p>1</text:p>
                <draw:g>
                  <svg:desc>'canvis_bit - Full 1'.BK2:'canvis_bit - Full 1'.BK2</svg:desc>
                </draw:g>
              </table:table-cell>
              <table:table-cell office:value-type="float" office:value="1">
                <text:p>1</text:p>
                <draw:g>
                  <svg:desc>'canvis_bit - Full 1'.BL2:'canvis_bit - Full 1'.BL2</svg:desc>
                </draw:g>
              </table:table-cell>
              <table:table-cell office:value-type="float" office:value="0">
                <text:p>0</text:p>
                <draw:g>
                  <svg:desc>'canvis_bit - Full 1'.BM2:'canvis_bit - Full 1'.BM2</svg:desc>
                </draw:g>
              </table:table-cell>
              <table:table-cell office:value-type="float" office:value="0">
                <text:p>0</text:p>
                <draw:g>
                  <svg:desc>'canvis_bit - Full 1'.BN2:'canvis_bit - Full 1'.BN2</svg:desc>
                </draw:g>
              </table:table-cell>
              <table:table-cell office:value-type="float" office:value="1">
                <text:p>1</text:p>
                <draw:g>
                  <svg:desc>'canvis_bit - Full 1'.BO2:'canvis_bit - Full 1'.BO2</svg:desc>
                </draw:g>
              </table:table-cell>
              <table:table-cell office:value-type="float" office:value="0">
                <text:p>0</text:p>
                <draw:g>
                  <svg:desc>'canvis_bit - Full 1'.BP2:'canvis_bit - Full 1'.BP2</svg:desc>
                </draw:g>
              </table:table-cell>
              <table:table-cell office:value-type="float" office:value="0">
                <text:p>0</text:p>
                <draw:g>
                  <svg:desc>'canvis_bit - Full 1'.BQ2:'canvis_bit - Full 1'.BQ2</svg:desc>
                </draw:g>
              </table:table-cell>
              <table:table-cell office:value-type="float" office:value="0">
                <text:p>0</text:p>
                <draw:g>
                  <svg:desc>'canvis_bit - Full 1'.BR2:'canvis_bit - Full 1'.BR2</svg:desc>
                </draw:g>
              </table:table-cell>
              <table:table-cell office:value-type="float" office:value="0">
                <text:p>0</text:p>
                <draw:g>
                  <svg:desc>'canvis_bit - Full 1'.BS2:'canvis_bit - Full 1'.BS2</svg:desc>
                </draw:g>
              </table:table-cell>
              <table:table-cell office:value-type="float" office:value="1">
                <text:p>1</text:p>
                <draw:g>
                  <svg:desc>'canvis_bit - Full 1'.BT2:'canvis_bit - Full 1'.BT2</svg:desc>
                </draw:g>
              </table:table-cell>
              <table:table-cell office:value-type="float" office:value="0">
                <text:p>0</text:p>
                <draw:g>
                  <svg:desc>'canvis_bit - Full 1'.BU2:'canvis_bit - Full 1'.BU2</svg:desc>
                </draw:g>
              </table:table-cell>
              <table:table-cell office:value-type="float" office:value="1">
                <text:p>1</text:p>
                <draw:g>
                  <svg:desc>'canvis_bit - Full 1'.BV2:'canvis_bit - Full 1'.BV2</svg:desc>
                </draw:g>
              </table:table-cell>
              <table:table-cell office:value-type="float" office:value="0">
                <text:p>0</text:p>
                <draw:g>
                  <svg:desc>'canvis_bit - Full 1'.BW2:'canvis_bit - Full 1'.BW2</svg:desc>
                </draw:g>
              </table:table-cell>
              <table:table-cell office:value-type="float" office:value="1">
                <text:p>1</text:p>
                <draw:g>
                  <svg:desc>'canvis_bit - Full 1'.BX2:'canvis_bit - Full 1'.BX2</svg:desc>
                </draw:g>
              </table:table-cell>
              <table:table-cell office:value-type="float" office:value="1">
                <text:p>1</text:p>
                <draw:g>
                  <svg:desc>'canvis_bit - Full 1'.BY2:'canvis_bit - Full 1'.BY2</svg:desc>
                </draw:g>
              </table:table-cell>
              <table:table-cell office:value-type="float" office:value="0">
                <text:p>0</text:p>
                <draw:g>
                  <svg:desc>'canvis_bit - Full 1'.BZ2:'canvis_bit - Full 1'.BZ2</svg:desc>
                </draw:g>
              </table:table-cell>
              <table:table-cell office:value-type="float" office:value="0">
                <text:p>0</text:p>
                <draw:g>
                  <svg:desc>'canvis_bit - Full 1'.CA2:'canvis_bit - Full 1'.CA2</svg:desc>
                </draw:g>
              </table:table-cell>
              <table:table-cell office:value-type="float" office:value="1">
                <text:p>1</text:p>
                <draw:g>
                  <svg:desc>'canvis_bit - Full 1'.CB2:'canvis_bit - Full 1'.CB2</svg:desc>
                </draw:g>
              </table:table-cell>
              <table:table-cell office:value-type="float" office:value="1">
                <text:p>1</text:p>
                <draw:g>
                  <svg:desc>'canvis_bit - Full 1'.CC2:'canvis_bit - Full 1'.CC2</svg:desc>
                </draw:g>
              </table:table-cell>
              <table:table-cell office:value-type="float" office:value="1">
                <text:p>1</text:p>
                <draw:g>
                  <svg:desc>'canvis_bit - Full 1'.CD2:'canvis_bit - Full 1'.CD2</svg:desc>
                </draw:g>
              </table:table-cell>
              <table:table-cell office:value-type="float" office:value="0">
                <text:p>0</text:p>
                <draw:g>
                  <svg:desc>'canvis_bit - Full 1'.CE2:'canvis_bit - Full 1'.CE2</svg:desc>
                </draw:g>
              </table:table-cell>
              <table:table-cell office:value-type="float" office:value="1">
                <text:p>1</text:p>
                <draw:g>
                  <svg:desc>'canvis_bit - Full 1'.CF2:'canvis_bit - Full 1'.CF2</svg:desc>
                </draw:g>
              </table:table-cell>
              <table:table-cell office:value-type="float" office:value="0">
                <text:p>0</text:p>
                <draw:g>
                  <svg:desc>'canvis_bit - Full 1'.CG2:'canvis_bit - Full 1'.CG2</svg:desc>
                </draw:g>
              </table:table-cell>
              <table:table-cell office:value-type="float" office:value="0">
                <text:p>0</text:p>
                <draw:g>
                  <svg:desc>'canvis_bit - Full 1'.CH2:'canvis_bit - Full 1'.CH2</svg:desc>
                </draw:g>
              </table:table-cell>
              <table:table-cell office:value-type="float" office:value="1">
                <text:p>1</text:p>
                <draw:g>
                  <svg:desc>'canvis_bit - Full 1'.CI2:'canvis_bit - Full 1'.CI2</svg:desc>
                </draw:g>
              </table:table-cell>
              <table:table-cell office:value-type="float" office:value="0">
                <text:p>0</text:p>
                <draw:g>
                  <svg:desc>'canvis_bit - Full 1'.CJ2:'canvis_bit - Full 1'.CJ2</svg:desc>
                </draw:g>
              </table:table-cell>
              <table:table-cell office:value-type="float" office:value="1">
                <text:p>1</text:p>
                <draw:g>
                  <svg:desc>'canvis_bit - Full 1'.CK2:'canvis_bit - Full 1'.CK2</svg:desc>
                </draw:g>
              </table:table-cell>
              <table:table-cell office:value-type="float" office:value="1">
                <text:p>1</text:p>
                <draw:g>
                  <svg:desc>'canvis_bit - Full 1'.CL2:'canvis_bit - Full 1'.CL2</svg:desc>
                </draw:g>
              </table:table-cell>
              <table:table-cell office:value-type="float" office:value="0">
                <text:p>0</text:p>
                <draw:g>
                  <svg:desc>'canvis_bit - Full 1'.CM2:'canvis_bit - Full 1'.CM2</svg:desc>
                </draw:g>
              </table:table-cell>
              <table:table-cell office:value-type="float" office:value="0">
                <text:p>0</text:p>
                <draw:g>
                  <svg:desc>'canvis_bit - Full 1'.CN2:'canvis_bit - Full 1'.CN2</svg:desc>
                </draw:g>
              </table:table-cell>
              <table:table-cell office:value-type="float" office:value="1">
                <text:p>1</text:p>
                <draw:g>
                  <svg:desc>'canvis_bit - Full 1'.CO2:'canvis_bit - Full 1'.CO2</svg:desc>
                </draw:g>
              </table:table-cell>
              <table:table-cell office:value-type="float" office:value="0">
                <text:p>0</text:p>
                <draw:g>
                  <svg:desc>'canvis_bit - Full 1'.CP2:'canvis_bit - Full 1'.CP2</svg:desc>
                </draw:g>
              </table:table-cell>
              <table:table-cell office:value-type="float" office:value="0">
                <text:p>0</text:p>
                <draw:g>
                  <svg:desc>'canvis_bit - Full 1'.CQ2:'canvis_bit - Full 1'.CQ2</svg:desc>
                </draw:g>
              </table:table-cell>
              <table:table-cell office:value-type="float" office:value="0">
                <text:p>0</text:p>
                <draw:g>
                  <svg:desc>'canvis_bit - Full 1'.CR2:'canvis_bit - Full 1'.CR2</svg:desc>
                </draw:g>
              </table:table-cell>
              <table:table-cell office:value-type="float" office:value="0">
                <text:p>0</text:p>
                <draw:g>
                  <svg:desc>'canvis_bit - Full 1'.CS2:'canvis_bit - Full 1'.CS2</svg:desc>
                </draw:g>
              </table:table-cell>
              <table:table-cell office:value-type="float" office:value="1">
                <text:p>1</text:p>
                <draw:g>
                  <svg:desc>'canvis_bit - Full 1'.CT2:'canvis_bit - Full 1'.CT2</svg:desc>
                </draw:g>
              </table:table-cell>
              <table:table-cell office:value-type="float" office:value="0">
                <text:p>0</text:p>
                <draw:g>
                  <svg:desc>'canvis_bit - Full 1'.CU2:'canvis_bit - Full 1'.CU2</svg:desc>
                </draw:g>
              </table:table-cell>
              <table:table-cell office:value-type="float" office:value="0">
                <text:p>0</text:p>
                <draw:g>
                  <svg:desc>'canvis_bit - Full 1'.CV2:'canvis_bit - Full 1'.CV2</svg:desc>
                </draw:g>
              </table:table-cell>
              <table:table-cell office:value-type="float" office:value="0">
                <text:p>0</text:p>
                <draw:g>
                  <svg:desc>'canvis_bit - Full 1'.CW2:'canvis_bit - Full 1'.CW2</svg:desc>
                </draw:g>
              </table:table-cell>
              <table:table-cell office:value-type="float" office:value="0">
                <text:p>0</text:p>
                <draw:g>
                  <svg:desc>'canvis_bit - Full 1'.CX2:'canvis_bit - Full 1'.CX2</svg:desc>
                </draw:g>
              </table:table-cell>
              <table:table-cell office:value-type="float" office:value="0">
                <text:p>0</text:p>
                <draw:g>
                  <svg:desc>'canvis_bit - Full 1'.CY2:'canvis_bit - Full 1'.CY2</svg:desc>
                </draw:g>
              </table:table-cell>
              <table:table-cell office:value-type="float" office:value="1">
                <text:p>1</text:p>
                <draw:g>
                  <svg:desc>'canvis_bit - Full 1'.CZ2:'canvis_bit - Full 1'.CZ2</svg:desc>
                </draw:g>
              </table:table-cell>
              <table:table-cell office:value-type="float" office:value="0">
                <text:p>0</text:p>
                <draw:g>
                  <svg:desc>'canvis_bit - Full 1'.DA2:'canvis_bit - Full 1'.DA2</svg:desc>
                </draw:g>
              </table:table-cell>
              <table:table-cell office:value-type="float" office:value="1">
                <text:p>1</text:p>
                <draw:g>
                  <svg:desc>'canvis_bit - Full 1'.DB2:'canvis_bit - Full 1'.DB2</svg:desc>
                </draw:g>
              </table:table-cell>
              <table:table-cell office:value-type="float" office:value="1">
                <text:p>1</text:p>
                <draw:g>
                  <svg:desc>'canvis_bit - Full 1'.DC2:'canvis_bit - Full 1'.DC2</svg:desc>
                </draw:g>
              </table:table-cell>
              <table:table-cell office:value-type="float" office:value="0">
                <text:p>0</text:p>
                <draw:g>
                  <svg:desc>'canvis_bit - Full 1'.DD2:'canvis_bit - Full 1'.DD2</svg:desc>
                </draw:g>
              </table:table-cell>
              <table:table-cell office:value-type="float" office:value="0">
                <text:p>0</text:p>
                <draw:g>
                  <svg:desc>'canvis_bit - Full 1'.DE2:'canvis_bit - Full 1'.DE2</svg:desc>
                </draw:g>
              </table:table-cell>
              <table:table-cell office:value-type="float" office:value="0">
                <text:p>0</text:p>
                <draw:g>
                  <svg:desc>'canvis_bit - Full 1'.DF2:'canvis_bit - Full 1'.DF2</svg:desc>
                </draw:g>
              </table:table-cell>
              <table:table-cell office:value-type="float" office:value="1">
                <text:p>1</text:p>
                <draw:g>
                  <svg:desc>'canvis_bit - Full 1'.DG2:'canvis_bit - Full 1'.DG2</svg:desc>
                </draw:g>
              </table:table-cell>
              <table:table-cell office:value-type="float" office:value="0">
                <text:p>0</text:p>
                <draw:g>
                  <svg:desc>'canvis_bit - Full 1'.DH2:'canvis_bit - Full 1'.DH2</svg:desc>
                </draw:g>
              </table:table-cell>
              <table:table-cell office:value-type="float" office:value="0">
                <text:p>0</text:p>
                <draw:g>
                  <svg:desc>'canvis_bit - Full 1'.DI2:'canvis_bit - Full 1'.DI2</svg:desc>
                </draw:g>
              </table:table-cell>
              <table:table-cell office:value-type="float" office:value="1">
                <text:p>1</text:p>
                <draw:g>
                  <svg:desc>'canvis_bit - Full 1'.DJ2:'canvis_bit - Full 1'.DJ2</svg:desc>
                </draw:g>
              </table:table-cell>
              <table:table-cell office:value-type="float" office:value="1">
                <text:p>1</text:p>
                <draw:g>
                  <svg:desc>'canvis_bit - Full 1'.DK2:'canvis_bit - Full 1'.DK2</svg:desc>
                </draw:g>
              </table:table-cell>
              <table:table-cell office:value-type="float" office:value="0">
                <text:p>0</text:p>
                <draw:g>
                  <svg:desc>'canvis_bit - Full 1'.DL2:'canvis_bit - Full 1'.DL2</svg:desc>
                </draw:g>
              </table:table-cell>
              <table:table-cell office:value-type="float" office:value="1">
                <text:p>1</text:p>
                <draw:g>
                  <svg:desc>'canvis_bit - Full 1'.DM2:'canvis_bit - Full 1'.DM2</svg:desc>
                </draw:g>
              </table:table-cell>
              <table:table-cell office:value-type="float" office:value="0">
                <text:p>0</text:p>
                <draw:g>
                  <svg:desc>'canvis_bit - Full 1'.DN2:'canvis_bit - Full 1'.DN2</svg:desc>
                </draw:g>
              </table:table-cell>
              <table:table-cell office:value-type="float" office:value="0">
                <text:p>0</text:p>
                <draw:g>
                  <svg:desc>'canvis_bit - Full 1'.DO2:'canvis_bit - Full 1'.DO2</svg:desc>
                </draw:g>
              </table:table-cell>
              <table:table-cell office:value-type="float" office:value="0">
                <text:p>0</text:p>
                <draw:g>
                  <svg:desc>'canvis_bit - Full 1'.DP2:'canvis_bit - Full 1'.DP2</svg:desc>
                </draw:g>
              </table:table-cell>
              <table:table-cell office:value-type="float" office:value="0">
                <text:p>0</text:p>
                <draw:g>
                  <svg:desc>'canvis_bit - Full 1'.DQ2:'canvis_bit - Full 1'.DQ2</svg:desc>
                </draw:g>
              </table:table-cell>
              <table:table-cell office:value-type="float" office:value="1">
                <text:p>1</text:p>
                <draw:g>
                  <svg:desc>'canvis_bit - Full 1'.DR2:'canvis_bit - Full 1'.DR2</svg:desc>
                </draw:g>
              </table:table-cell>
              <table:table-cell office:value-type="float" office:value="0">
                <text:p>0</text:p>
                <draw:g>
                  <svg:desc>'canvis_bit - Full 1'.DS2:'canvis_bit - Full 1'.DS2</svg:desc>
                </draw:g>
              </table:table-cell>
              <table:table-cell office:value-type="float" office:value="1">
                <text:p>1</text:p>
                <draw:g>
                  <svg:desc>'canvis_bit - Full 1'.DT2:'canvis_bit - Full 1'.DT2</svg:desc>
                </draw:g>
              </table:table-cell>
              <table:table-cell office:value-type="float" office:value="0">
                <text:p>0</text:p>
                <draw:g>
                  <svg:desc>'canvis_bit - Full 1'.DU2:'canvis_bit - Full 1'.DU2</svg:desc>
                </draw:g>
              </table:table-cell>
              <table:table-cell office:value-type="float" office:value="0">
                <text:p>0</text:p>
                <draw:g>
                  <svg:desc>'canvis_bit - Full 1'.DV2:'canvis_bit - Full 1'.DV2</svg:desc>
                </draw:g>
              </table:table-cell>
              <table:table-cell office:value-type="float" office:value="0">
                <text:p>0</text:p>
                <draw:g>
                  <svg:desc>'canvis_bit - Full 1'.DW2:'canvis_bit - Full 1'.DW2</svg:desc>
                </draw:g>
              </table:table-cell>
              <table:table-cell office:value-type="float" office:value="1">
                <text:p>1</text:p>
                <draw:g>
                  <svg:desc>'canvis_bit - Full 1'.DX2:'canvis_bit - Full 1'.DX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